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8.241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2.26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7.133cm" fo:break-before="auto" style:use-optimal-row-height="false"/>
    </style:style>
    <style:style style:name="ro7" style:family="table-row">
      <style:table-row-properties style:row-height="3.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Juni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 office:value-type="date" office:date-value="2012-06-07">
            <text:p>07.06.12</text:p>
          </table:table-cell>
          <table:table-cell table:style-name="ce4" office:value-type="date" office:date-value="2012-06-14">
            <text:p>14.06.12</text:p>
          </table:table-cell>
          <table:table-cell table:style-name="ce4" office:value-type="date" office:date-value="2012-06-21">
            <text:p>21.06.12</text:p>
          </table:table-cell>
          <table:table-cell table:style-name="ce4" office:value-type="date" office:date-value="2012-06-28">
            <text:p>28.06.12</text:p>
          </table:table-cell>
        </table:table-row>
        <table:table-row table:style-name="ro5">
          <table:table-cell table:number-columns-repeated="6"/>
        </table:table-row>
        <table:table-row table:style-name="ro6">
          <table:table-cell table:style-name="ce2" office:value-type="string">
            <text:p>Aufgabe</text:p>
          </table:table-cell>
          <table:table-cell/>
          <table:table-cell table:style-name="ce5" office:value-type="string">
            <text:p>Körpersegmentierung:</text:p>
            <text:p/>
            <text:p>Wrapper von libfreenect für </text:p>
            <text:p>Tiefenbilder ausprobieren.</text:p>
            <text:p>Geeignet? Optimierung nötig?</text:p>
            <text:p/>
            <text:p>Wie soll weitere Segmentierung</text:p>
            <text:p>Aussehen? → Farbe</text:p>
            <text:p>(Sandra)</text:p>
            <text:p/>
            <text:p>Welchen Algorithmus </text:p>
            <text:p>Benutzt die OpenNI-</text:p>
            <text:p>Anwendung für die </text:p>
            <text:p>Skelettierung?</text:p>
            <text:p>(Christopher, Johannes)</text:p>
            <text:p/>
            <text:p>Unstable-Version libfreenect?</text:p>
          </table:table-cell>
          <table:table-cell table:style-name="ce5" office:value-type="string">
            <text:p>14:30 bis 16:00 Recherche: Welche Algorithmen</text:p>
            <text:p>Gibt es für die Skelettierung? Paper finden,</text:p>
            <text:p>Abschnitte zur Skelettierung in Büchern </text:p>
            <text:p>Nachlesen</text:p>
            <text:p/>
            <text:p>Ab 16:00: Besprechung der Ergebnisse</text:p>
            <text:p><text:s text:c="15"/>Welche Algorithmen eignen sich,</text:p>
            <text:p><text:s text:c="15"/>Bzgl. Implementierung, Laufzeit etc.</text:p>
            <text:p><text:s text:c="15"/>Entscheidung für Algorithmus</text:p>
            <text:p/>
          </table:table-cell>
          <table:table-cell table:style-name="ce7" office:value-type="string">
            <text:p>Skelettierung mit </text:p>
            <text:p>Distance Transform</text:p>
          </table:table-cell>
          <table:table-cell table:style-name="ce8" office:value-type="string">
            <text:p>Skeleton Pruning:</text:p>
            <text:p>Geeignete Methoden finden</text:p>
            <text:p/>
            <text:p>Implementierung</text:p>
          </table:table-cell>
        </table:table-row>
        <table:table-row table:style-name="ro5" table:number-rows-repeated="2">
          <table:table-cell table:number-columns-repeated="6"/>
        </table:table-row>
        <table:table-row table:style-name="ro7">
          <table:table-cell table:style-name="ce3" office:value-type="string">
            <text:p>Material</text:p>
          </table:table-cell>
          <table:table-cell/>
          <table:table-cell table:style-name="ce5" office:value-type="string">
            <text:p>Skeletal Tracking using Microsoft</text:p>
            <text:p>Kinect</text:p>
            <text:p/>
            <text:p>Libfreenect-wrapper</text:p>
            <text:p/>
            <text:p>OpenNI</text:p>
            <text:p/>
            <text:p/>
          </table:table-cell>
          <table:table-cell table:style-name="ce5" office:value-type="string">
            <text:p>Bücher: Computergrafik, Bildverarbeitung,</text:p>
            <text:p>Machine Vision</text:p>
          </table:table-cell>
          <table:table-cell table:number-columns-repeated="2"/>
        </table:table-row>
        <table:table-row table:style-name="ro5" table:number-rows-repeated="2">
          <table:table-cell table:number-columns-repeated="6"/>
        </table:table-row>
        <table:table-row table:style-name="ro2">
          <table:table-cell table:number-columns-repeated="3"/>
          <table:table-cell table:style-name="ce6" office:value-type="string">
            <text:p>TODO: </text:p>
          </table:table-cell>
          <table:table-cell office:value-type="string">
            <text:p>Es fehlt noch die dynamische Einstellung der Tiefenebene. Bis jetzt haben wir nur feste Werte.</text:p>
          </table:table-cell>
          <table:table-cell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27.06.2012</text:date>, <text:time>22:23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ra </meta:initial-creator>
    <meta:creation-date>2012-06-05T18:42:54</meta:creation-date>
    <dc:date>2012-06-27T22:23:32.67</dc:date>
    <dc:creator>Sandra Schröder</dc:creator>
    <meta:editing-duration>PT8M14S</meta:editing-duration>
    <meta:editing-cycles>9</meta:editing-cycles>
    <meta:generator>OpenOffice.org/3.3$Win32 OpenOffice.org_project/330m20$Build-9567</meta:generator>
    <meta:document-statistic meta:table-count="3" meta:cell-count="15" meta:object-count="0"/>
  </office:meta>
</office:document-meta>
</file>